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66F000006377270503C.eps"/>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center" style:justify-single-word="false"/>
      <style:text-properties fo:font-weight="normal" style:font-weight-asian="normal" style:font-weight-complex="normal"/>
    </style:style>
    <style:style style:name="P3" style:family="paragraph" style:parent-style-name="Text_20_body">
      <style:paragraph-properties fo:text-align="start" style:justify-single-word="false"/>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1">
      <style:text-properties fo:font-weight="normal" style:font-weight-asian="normal" style:font-weight-complex="normal"/>
    </style:style>
    <style:style style:name="P13" style:family="paragraph" style:parent-style-name="Text_20_body" style:list-style-name="L2">
      <style:text-properties fo:font-weight="normal" style:font-weight-asian="normal" style:font-weight-complex="normal"/>
    </style:style>
    <style:style style:name="P14" style:family="paragraph" style:parent-style-name="Text_20_body" style:list-style-name="L3">
      <style:text-properties fo:font-weight="normal" style:font-weight-asian="normal" style:font-weight-complex="normal"/>
    </style:style>
    <style:style style:name="P15" style:family="paragraph" style:parent-style-name="Heading_20_1">
      <style:paragraph-properties fo:text-align="center" style:justify-single-word="false"/>
    </style:style>
    <style:style style:name="P16" style:family="paragraph" style:parent-style-name="Heading_20_1">
      <style:text-properties fo:font-weight="normal" style:font-weight-asian="normal" style:font-weight-complex="normal"/>
    </style:style>
    <style:style style:name="P17" style:family="paragraph" style:parent-style-name="Heading_20_1" style:list-style-name="">
      <style:text-properties fo:font-weight="normal" style:font-weight-asian="normal" style:font-weight-complex="normal"/>
    </style:style>
    <style:style style:name="P18" style:family="paragraph" style:parent-style-name="Heading_20_1">
      <style:paragraph-properties fo:break-before="pag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Entwicklung eines Sensornetzes zur Überwachung von Patienten bei einem Massenanfall von Verletzten (MANV)</text:h>
      <text:p text:style-name="P2"/>
      <text:h text:style-name="P16" text:outline-level="1">Einleitung</text:h>
      <text:p text:style-name="P1"/>
      <text:p text:style-name="P1">Der Begriff „Maßenanfall von Verletzten“ (MANV) versteht man ein Ereignis, bei dem innerhalt kurzer Zeit eine große Anzahl von Verletzten versorgt werden muss. Hierbei mögen einem zuerst Vorfälle wie die Terroranschläge am 11. September 2001, Die Reaktorkatastrophe von Tschernobyl oder spektakuläre Naturerignisse wie der Hurrican Katrina, die Flutkatastrophen der letzten Jahre oder die Erdbeben in Haiti in den Sinn kommen.</text:p>
      <text:p text:style-name="P1">Doch bereits Ereignisse geringeren Ausmaßes wie z.B. ein Auffahrunfall auf der Autobahn, ein Zugunglück, eine Maßenpanik bei einem Konzert oder starke Schneefälle, wie sie in den letzten Monaten aufgetreten sind, können den Rettungsdienst einer Region sehr schnell an die Grenzen seiner Leistungsfähigkeit bringen. </text:p>
      <text:p text:style-name="P1">Hierbei hat sich die Bedrohungslage in der Bundesrepublik Deutschland in den letzten Jahren grundlegend geändert: Der Verteidigungsfall ist nach Ende des kalten Krieges immer unwahrscheinlicher geworden. Ins Augenmerk der Planung sind Ereignisse wie Terroristische Anschläge, Verkehrsunfälle, Naturkatastrophen sowie das Auftreten von Krankheiten getreten.</text:p>
      <text:p text:style-name="P1">Beispielhaft seien hier folgende Ereignisse der letzten Jahre genannt:</text:p>
      <text:p text:style-name="P1"/>
      <text:p text:style-name="P1">1980 – Oktoberfestattentat: 13 Tote, 211 Schwerverletzte</text:p>
      <text:p text:style-name="P1">1988 – Flugtagunglück von Ramstein: 70 Tote, 1000 Verletzte</text:p>
      <text:p text:style-name="P1">1998 – ICE-Katastrophe von Eschede: 101 Tote, 88 Schwerverletzte</text:p>
      <text:p text:style-name="P1">2000 – Zugunglück von Brühl: 9 Tote, 149 Verletzte</text:p>
      <text:p text:style-name="P1">Außerdem meldet das Statistische Bundesamt für das Jahr 2009 die Zahl von 397.900 Verletzten im Straßenverkehr.</text:p>
      <text:p text:style-name="P1">Die Bedrohungslage der Bundesrepublik Deutschland hat sich in den letzten Jahren grundlegend geändert: Der Verteidigungsfall ist nach Ende des kalten Krieges immer unwahrscheinlicher geworden. Ins Augenmerk der Planung sind Ereignisse wie Terroristische Anschläge, Verkehrsunfälle, Naturkatastrophen sowie das Auftreten von Krankheiten getreten.</text:p>
      <text:p text:style-name="P1">Im Falle eines Massenanfalls von Verletzten treffen vor Ort viele unterschiedliche Einheiten von Rettungskräften aufeinander. Um die Zusammenarbeit dieser Kräfte überhaupt zu ermöglichen und ein geordnetes Vorgehen zu unterstützen gibt es klar definierte Abläufe und Verantwortlichkeiten im Falle eines MANV.</text:p>
      <text:p text:style-name="P1"><text:s/></text:p>
      <text:h text:style-name="P16" text:outline-level="1">Motivation</text:h>
      <text:p text:style-name="P1"/>
      <text:p text:style-name="P1"><text:soft-page-break/>Im Falle eines Massenanfalls von Verletzten treffen vor Ort viele unterschiedliche Einheiten von Rettungskräften aufeinander. Um die Zusammenarbeit dieser Kräfte überhaupt zu ermöglichen und ein geordnetes Vorgehen zu unterstützen gibt es klar definierte Abläufe und Verantwortlichkeiten im Falle eines MANV. Zunächst versuchen die Rettungskräfte und Ersthelfer, die Patienten außerhalb des unmittelbaren Gefahrenbereichs abzulegen. An dieser Ablagestelle werden die Patienten vom Rettungsdienst übernommen, welcher auch bereits lebensrettende Sofortmaßnahmen einleitet und eine Erstversorgung durchführt. Außerdem erfolgt eine erste Registrierung der Patienten (Fundort, Name usw.). Nach einer evtl. notwendigen Dekontamination kommt es nun zur Triage, also der Einteilung der Patienten in verschiedene Schweregrade, um zu entscheiden, in welcher Reihenfolge diese Patienten versorgt werden. </text:p>
      <text:p text:style-name="Text_20_body"><text:span text:style-name="T1">Ziel ist es, dass möglichst viele Patienten den Vorfall mit einem möglichst geringen Schaden überstehen. Um eine Zuteilung der vorhandenen Ressourcen (Material und Helfer) gemäß dieses Ziel zu gewährleisten erfolgt eine Einordnung der Patienten in folgende 4 Kategorien: „T3:spätere Behandlung“ (leicht verletzt), „T2:aufgeschobene Behandlung“ (nicht Lebensbedrohlich verletzt), „T1:Sofortbehandlung“ (akute, vitale Bedrohung) und „T4:Keine Behandlung“ (Tot/Ohne Überlebenschance</text:span><text:span text:style-name="T1"><text:note text:id="ftn1" text:note-class="footnote"><text:note-citation>1</text:note-citation><text:note-body><text:p text:style-name="Footnote">Die <text:span text:style-name="T2">Arbeitsgemeinschaft der Notärzte in Deutschland</text:span><text:span text:style-name="T3"> hält die Einteilung in die Kategorie „Sterbende ohne Chancen“ für äußerst fragwürdig, die im modernen Rettungswesen nicht vorgenommen werden sollte.</text:span></text:p></text:note-body></text:note></text:span><text:span text:style-name="T1">). <text:s/>Für die Einteilung stehen hierbei typischerweise weniger als 60 Sekunden pro Patient zur Verfügung. </text:span></text:p>
      <text:p text:style-name="P1">Obwohl diese Vorgehensweise eine schnelle Versorgung von Schwerverletzten gewährleistet, stellen sich eine Reihe von Problemen:</text:p>
      <text:list xml:id="list1388787092" text:style-name="L1">
        <text:list-item>
          <text:p text:style-name="P12">Patienten können in die falsche Gruppe zugeordnet werden.</text:p>
        </text:list-item>
        <text:list-item>
          <text:p text:style-name="P12">Möglicherweise verschlechtert sich der Zustand eines Patienten nach seiner Einteilung in die Gruppe T2 rapide, so daß dieser sofortiger Versorgung bedarf.</text:p>
        </text:list-item>
        <text:list-item>
          <text:p text:style-name="P12">Es besteht ein Konflikt zwischen sorgfältiger Untersuchung und zu wenig zur Verfügung stehender Zeit.</text:p>
        </text:list-item>
      </text:list>
      <text:p text:style-name="P1">Hierbei ist zu bemerken, dass die Sichtung immer noch ohne besondere technische Hilfsmittel stattfindet. Die Patienten werden mit Hilfe von einfachen Papierkarten markiert, die Überprüfung von Atmung, Puls und Blutdruck erfolgt durch einfaches Anfassen und Beobachten.</text:p>
      <text:p text:style-name="P1">Insbesondere der zweite Punkt obiger Aufzählung könnte mit technischen Mitteln entschieden verbessert werden. Für die Überwachung fehlende Helfer könnten durch ein automatisches System ersetzt werden, welches die Patienten überwacht, und im Falle einer Zustandsänderung eine Alarmierung durchführt. Zwar gibt es automatische Überwachungssysteme (sogenannte Monitore), die in Krankenhäusern oder Rettungsfahrzeugen zur Patientenüberwachung eingesetzt werden, allerdings sind diese Systeme für den Einsatz in einem MANV-Szenario ungeeignet, da sie zu groß, zu teuer und zu kompliziert sind. </text:p>
      <text:p text:style-name="P1"/>
      <text:h text:style-name="P16" text:outline-level="1">Existierende Lösungen</text:h>
      <text:p text:style-name="P1"/>
      <text:p text:style-name="P1">Bestehende Monitoring-Lösungen für den Feldeinsatz setzten zur Zeit entweder auf die Ableitung des elektrischen EKG-Signals oder auf die Pulsoximetrie (Überwachung der Sauerstoffsättigung im Blut durch Durchleuchtung der Haut). </text:p>
      <text:p text:style-name="P1"><text:soft-page-break/>Bei dem EKG-Verfahren werden über mehrere Elektroden die elektrische Aktivität der Herzmuskelfasern abgeleitet. Entsprechende Geräte sind jedoch relativ aufwendig und störanfällig (das abgeleitete Signal befindet sich im einstelligen mV Bereich), d.h. Für den Einsatz in einem MANV-Szenario zu teuer. Außerdem ist selbst bei bestehendem EKG-Signal nicht gewährleistet, dass auch tatsächlich eine mechanische Aktivität des Herzens stattfindet (Stichwort: Pulslose Elektrische Aktivität).</text:p>
      <text:p text:style-name="P1">Bei der Pulsoximetrie wird hingegen eine Reihe von LEDs eingesetzt, um die Haut zu durchleuchten. Über die Absorption innerhalb eines bestimmten Wellenlängenbereiches kann hierdurch die Sauerstoffsättigung des Bluts bestimmt werden. Außerdem können Pulsschläge detektiert werden. Die Pulsoximetrie reagiert jedoch nur sehr träge auf einen Atemstillstand (Detektionszeit mehrere Minuten!) und arbeitet darüber hinaus bei Patienten im Schockzustand nichtmehr zuverlässig.</text:p>
      <text:p text:style-name="P1">Ein neuer Ansatz stellt der von Dr. Marc Jäger entwickelte Erste-Hilfe-Sensor dar. Dieser Sensor wird am Hals des Patienten angebracht und mißt kapazitiv Atmung und Puls. Dieses Verfahren hat den Vorteil, dass es zum einen innerhalb kürzester Zeit eine Ausssage über den Zustand des Patienten machen kann, und zum anderen sehr kostengünstig zu realisieren ist (Angestrebt ist ein Stückpreis im einstelligen Euro-Bereich).</text:p>
      <text:h text:style-name="P16" text:outline-level="1">Ziele</text:h>
      <text:p text:style-name="P1"/>
      <text:p text:style-name="P1">In dem vorgestellten Projekt soll der oben genannte Erste-Hilfe-Sensor zu einer Monitoringlösung für den Einsatz bei einem MANV weiterentwickelt werden. Mit Hilfe eines Sensornetzes sollen die Sensoren in die Lage versetzt werden, den Zustand des Patienten an eine zentrale Überwachungsstelle zu kommunizieren und so eine fortwährende Überwachung zu gewährleisten. Die Überwachungsstelle soll über eine Grafische Oberfläche verfügen, über die der Zustand er einzelnen Sensoren abgebildet wird. Außerdem sollen Befehle an die Sensoren geschickt werden können. </text:p>
      <text:p text:style-name="P1">Im Hintergrund soll eine Aufzeichnung der Vitaldaten der Patienten in eine Datenbank erfolgen, so dass diese später ausgewertet werden können. Im Falle des Eintritts eines kritischen Zustandes soll eine Alamierung sowohl am Sensor als auch an der Bedienoberfläche erfolgen. Behandelndes medizinisches Personal soll mit Hilfe von Hand-held Geräten (Mobiltelefon, PDA etc.) direkt am Patienten Funktionen der Graphischen Oberfläche aufrufen können.</text:p>
      <text:h text:style-name="P16" text:outline-level="1">Anforderungen</text:h>
      <text:p text:style-name="P1">An die zu entwickelnde Lösung werden folgende Anforderungen gestellt:</text:p>
      <text:p text:style-name="P1"/>
      <text:p text:style-name="P9">Power Management</text:p>
      <text:p text:style-name="P10">Die Energieversorgung erfolgt kabellos über Batterien. Hierbei ist auf einen möglich geringen Energiebedarf zu achten, um mit einer möglichst kleinen Stromquelle eine möglichst lange Laufzeit zu gewährleisten (Idealfall: Mehrere Tage Lautzeit mit einer einzelnen Knopfzelle).</text:p>
      <text:p text:style-name="P4"/>
      <text:p text:style-name="P4">Störsicherheit<text:span text:style-name="T1"><text:line-break/>Das Netzwerk soll selbst bei massiven Störungen (z.B. Wlan, Mobilfunkstrahlung, Bahnstrom) noch zuverlässig funktionieren.</text:span></text:p>
      <text:p text:style-name="P1"/>
      <text:p text:style-name="P6"><text:soft-page-break/>Zuverlässigkeit<text:line-break/><text:span text:style-name="T1">Das Gesamtsystem soll Robust gegenüber Störungen und Teilausfällen sein. Das Netzwerk soll sich bei einem Ausfall von Teilkomponenten neu organisieren („Selbstheilung“). Die einzelnen Sensoren sollen auch bei Verlust der Netzwerkverbindung noch eine sinnvolle Funktion erfüllen (z.B. Audiovisuelle Alarmierung mit Summern und LEDs). Sobald das Netzwerk wieder verfügbar ist, sollen die Sensoren selbstständig die Verbindung wieder Aufnehmen. Der Verlust von Sensoren darf nicht unerkannt bleiben (→ Regelmäßige Statusanfrage, „An-Pingen“).</text:span></text:p>
      <text:p text:style-name="P7"/>
      <text:p text:style-name="Text_20_body"><text:span text:style-name="T4">Kabellos<text:line-break/></text:span>Die Vernetzung der Sensoren soll kabellos erfolgen.</text:p>
      <text:p text:style-name="Text_20_body"/>
      <text:p text:style-name="P4">Reichweite<text:line-break/><text:span text:style-name="T1">Die Reichweite des Netzwerkes soll für den Einsatz in einem MANV-Szenario ausreichend sein.</text:span><text:line-break/></text:p>
      <text:p text:style-name="P4">Skalierbarkeit<text:line-break/><text:span text:style-name="T1">Das Netzwerk soll einfach sowohl um weitere Knoten als auch auf eine größere Fläche erweitert werden können.</text:span></text:p>
      <text:p text:style-name="P1"/>
      <text:p text:style-name="P8"><text:span text:style-name="T5">Platformunabhängigkeit<text:line-break/></text:span><text:span text:style-name="T1">Graphische Oberfläche und Serverkomponente sollten sowohl auf dem Betriebssystem Linux als auch unter gängigen Windows-Betriebssystemen lauffähig sein.<text:line-break/>Die Mobile Oberfläche sollte auf gängigen Mobiltelefonen und PDAs lauffähig sein.</text:span></text:p>
      <text:p text:style-name="P3"/>
      <text:p text:style-name="P5">Kostengünstigkeit<text:line-break/><text:span text:style-name="T1">Der Preis für einen einzelnen Sensor sollte möglichst gering sein. Angestrebt ist ein Stückpreis unter 20 Euro.</text:span></text:p>
      <text:p text:style-name="P3"/>
      <text:p text:style-name="P4">Mindestens MANV-Stufe 2, besser 3<text:line-break/><text:span text:style-name="T1">Das Gesamtsystem sollte für die Versorgung von 1000 – mindestens aber 500 Patienten ausreichend Leistungsfähig und skalierbar sein.</text:span></text:p>
      <text:p text:style-name="P1"/>
      <text:h text:style-name="P16" text:outline-level="1"/>
      <text:h text:style-name="P16" text:outline-level="1"/>
      <text:h text:style-name="P16" text:outline-level="1"/>
      <text:h text:style-name="P17" text:outline-level="1"/>
      <text:h text:style-name="P18" text:outline-level="1">Überblick über das Gesamtsystem</text:h>
      <text:p text:style-name="P1"/>
      <text:p text:style-name="P1"/>
      <text:p text:style-name="P1"><draw:frame draw:style-name="fr1" draw:name="graphics1" text:anchor-type="paragraph" svg:width="11.187cm" svg:height="13.326cm" draw:z-index="0"><draw:image xlink:href="Pictures/200000020000066F000006377270503C.eps" xlink:type="simple" xlink:show="embed" xlink:actuate="onLoad"/></draw:frame></text:p>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p text:style-name="Standard">Bei der Entwicklung des Systems wird ein komponentenbasierter Ansatz gewählt. Hierfür werden Server, GUI und der Treiber für das Sensornetzwerk in einzelne Komponenten gekapselt, die über Corba miteinander verbunden werden. Die Schnittstellen der einzelnen Komponenten sind klar definiert. Hierdurch wird es sehr einfach, die Hardwareumgebung zu skalieren: In der kleinsten Version des Netzwerkes können alle Aufgabe von einem Netbook oder Laptop übernommen werden, wodurch das Deployment sehr einfach durchzuführen ist. Wird mehr Leistung benötigt, können die Aufgaben auf verschiedene Serversyteme verteilt werden; eine Replikation einzelner Komponenten ist möglich, wordurch die Zuverlässigkeit erhöht und die Leistung gesteigert wird.</text:p>
      <text:p text:style-name="Standard"/>
      <text:p text:style-name="Standard">Das Sensornetzwerk selbst basiert in der ersten Version auf dem ZigBee Standard. Dieser erlaubt es, selbstorganisierte, autonome multi-hop Verbindungen aufzubauen. Das Netzwerk kann mit Hilfe von Routern sowohl vertikal (räumliche Ausbreitung) als auch horizontal (Anzahl der Knoten) skaliert werden. Sollten einzelne Router ausfallen, führt das Netzwerk automatisch eine Reorganisation durch, und ein Ausweichpfad über einen anderen Router wird gewählt.</text:p>
      <text:p text:style-name="Standard"/>
      <text:h text:style-name="P16" text:outline-level="1"><text:soft-page-break/>Komponenten</text:h>
      <text:list xml:id="list1695022655" text:style-name="L2">
        <text:list-item>
          <text:p text:style-name="P13">MANVGui: Die MANVGui ist die graphische Benutzeroberfläche, mit deren Hilfe die Operatoren mit dem Sensornetz kommunizieren. Sie erlaubt die Verwaltung der Knoten, die Zuordnung zu Patienten, die Überwachung der Patienten (Audiovisuelle Signalisierung von Alarmen, Puls- und Atmungsüberwachung mit Verlaufsanzeige) sowie die Konfiguration der einzelnen Knoten. Es können beliebig viele GUIs im Netzwerk vorhanden sein. Zum Betrieb des eigentlichen Netzwerks ist keine GUI erforderlich.</text:p>
        </text:list-item>
        <text:list-item>
          <text:p text:style-name="P13">MANVMobileGui: Die MANVMobileGui ist eine Version der MANVGui, die speziell für den Einsatz auf Handheld-Geräten optimiert ist. Die Verbindung mit dem MANVServer erfolgt über ein kabelloses Protokoll wie UMTS oder WLAN (je nach Fähigkeit des Handheld-Gerätes). Die MobileGUI wird vom Notarzt direkt am Patienten eingesetzt, und ermöglicht es, schnell die Vitalparameter dieses abzufragen. Ausserdem verfügt sie über eine Pager-Funktion, mit der Arzt im Falle eines Alarms benachrichtigt werden kann.</text:p>
        </text:list-item>
        <text:list-item>
          <text:p text:style-name="P13">MANVServer: Der MANVServer koordiniert die Kommunikation zwischen den einzelnen Komponenten. Er interagiert mit dem Sensornetzwerk über den MANVConnector, leitet von der GUI gesendete Befehle an diesen weiter. Events wie Alarme, oder Meßwerte für Puls und Atmung werden vom MANVConnector an den Server ausgeliefert. Der Server leitet diese dann an alle registrierten GUIs und MobileGUIs weiter. Außerdem werden alle Events in einer Datenbank persistiert. Dies ermöglich die lückenlose Überwachung des Gesundheitszustands der einzelnen Patienten.</text:p>
        </text:list-item>
        <text:list-item>
          <text:p text:style-name="P13">MANVConnector: Der MANVConnector kapselt das Funkprotokoll des Sensornetzwerkes. Hierdurch wird das Protokoll sehr einfach austauschbar. Es ist denkbar, dass das momentan eingesetzt ZigBee Protokoll in Zukunft gegen ein anderes Protokoll ausgetauscht wird (denkbar wäre hier der Bluetooth 3.0 Standard, der ähnliche Eigenschaften wie ZigBee hat). Außerdem ist es möglich, für spezielle Anwendungen auf ein kabelgebundenes Protkoll wie CAN auszuweichen (Dies könnte notwendig sein, wenn das System in einem Krankenhaus oder Flugzeug eingesetz werden soll).</text:p>
        </text:list-item>
        <text:list-item>
          <text:p text:style-name="P13">MANVCoordinator: Der MANVCoordinator koordiniert die Kommunikation der Knoten im Sensornetzwerk. Außerdem bildet er die Schnittstelle zwischen MANVConnector und Sensornetzwerk. Geplant ist die Realisierung als USB-Stick.</text:p>
        </text:list-item>
        <text:list-item>
          <text:p text:style-name="P13">Erste-Hilfe-Sensor: Der Erste-Hilfe-Sensor ist die Hardwarekomponente, die den Patienten überwacht. Er kommuniziert über I²C oder UART mit einem Modul, das die Verbindung mit dem Sensornetzwerk herstellt.</text:p>
        </text:list-item>
        <text:list-item>
          <text:p text:style-name="P13">MANVFirmware: Die MANVFirmware ist ein Binary, das auf dem Erste-Hilfe-Sensor ausgeführt wird. Sie ist für die Überwachung des Patienten sowie der Kommunikation mit dem Sensornetzwerk zuständig. Die Implementierung erfolgt in Form eines in C geschriebenen Binaries.</text:p>
        </text:list-item>
      </text:list>
      <text:h text:style-name="P16" text:outline-level="1">Eingesetzte Technologien</text:h>
      <text:list xml:id="list454546137" text:style-name="L3">
        <text:list-item>
          <text:p text:style-name="P14">Java: Die GUIs, der Connector sowie der Server sind in Java geschrieben. Dies gewährleistet die notwendige Platformunabhängigkeit.</text:p>
        </text:list-item>
        <text:list-item>
          <text:p text:style-name="P14">Swing: Für die Realisierung der GUI wird Java Swing verwendet.</text:p>
        </text:list-item>
        <text:list-item>
          <text:p text:style-name="P14">Corba: Die Kommunikation der Softwarekomponenten erfolgt mittels Corba.</text:p>
        </text:list-item>
        <text:list-item>
          <text:p text:style-name="P14"><text:soft-page-break/>PostgrSQL: Für die persistierung von Events wird eine PostgreSQL-Datenbank eingesetzt. Prinzipiell kann jede Datenbank verwendet werden, für die ein JDBC-Treiber existiert.</text:p>
        </text:list-item>
        <text:list-item>
          <text:p text:style-name="P14">Linux/Windows: Server und GUI können sowohl unter Windows als auch unter Linux eingesetzt werden. Prinzipiell ist der Einsatz auf jedem Betriebssystem denkbar, das über eine Java-Virtual-Machine verfügt. </text:p>
        </text:list-item>
        <text:list-item>
          <text:p text:style-name="P14">Eclipse: Für die Entwicklung der Java Komponenten wird Eclipse als integrierte Entwicklungsumgebung verwendet.</text:p>
        </text:list-item>
        <text:list-item>
          <text:p text:style-name="P14">Crossworks: Die Firmware des Erste-Hilfe-Sensors wird die Software CrossWorks von Rowley Associates verwendet.</text:p>
        </text:list-item>
        <text:list-item>
          <text:p text:style-name="P14">Mentor CHS: Alle notwendige Platinen werden mit dem EDA-Tool Mentor CHS entworfen. Die prototypische Entwicklung erfolgt im Ätzbad.</text:p>
        </text:list-item>
        <text:list-item>
          <text:p text:style-name="P14">Aduc702X-Mikrocontroller: Die Hardware des Erste-Hilfe-Sensors ist auf Grundlage des ARM7TDMI basierten Analog Devices Aduc702x Mikrocontrollers realisiert.</text:p>
        </text:list-item>
        <text:list-item>
          <text:p text:style-name="P14">Atmel-ZigBit: Für die Kommunikation zwischen Mikrocontroller und Sensornetzwerks wird ein OEM-Modul von Atmel (ZigBit) eingesetzt. Hierbei handelt es sich um eine fertiges Modul, das im wesentlichen aus einem Transmitter, einem Mikrocontroller sowie einem ZigBee-Protokollstack besteht.</text:p>
        </text:list-item>
      </text:list>
      <text:p text:style-name="P1"/>
      <text:h text:style-name="P16" text:outline-level="1">Proof of Concept</text:h>
      <text:p text:style-name="Text_20_body"><text:span text:style-name="T1">Vor Beginn der Arbeit wurde bereits ein Proof-Of-Concept durchgeführt, um die Realisierbarkeit des Projektes zu zeigen. Hierzu wurden einige Prototyp Platinen gefertigt, die es ermöglichen, die 2 Atmel ZigBit-Module auf jeweils ein Steckbrett aufzustecken. Auf dem Steckbrett wurde mit einem MAX3232 Baustein eine Verbindung zwischen Funkmodul und PC hergestellt. Danach wurde ein Python-Skript verwendet, um die Module anzusteuern, und Testnachrichten zu verschicken. Hierdurch konnte gezeigt werden, dass es möglich ist, die ZigBit Module anzusteuern, und Nachrichten zu verschicken.</text:span></text:p>
      <text:p text:style-name="P1">In einem weiteren Test wurden Prototypen der zu realisierenden Java-Komponenten entwickelt, und über Corba verbunden. Eine Simulatorprogramm sendet einige zufällige Events über Corba an den Prototyp des Servers. Dieser sendet diese an den Prototyp der GUI weiter, welche diese wiederrum als Textnachricht in einem Fenster auf dem Bildschirm de Benutzer darstellt. Die einzelnen Komponenten liefen hierbei jeweils auf zwei verschiedenen Rechnern, die über Wlan miteinander verbunden waren. Mit diesem Test konnte gezeigt werden, dass die Verbindung über Corba funktioniert, und ein Austausch von Nachrichten über ein TCP/IP-Netzwerk möglich ist.</text:p>
      <text:p text:style-name="P1">Zu letzt wurde noch die Verbindung zwischen Mikrocontroller und ZigBit Modul getestet. Hierzu wurden Mikrocontroller und ZigBit Modul über eine Kabelbrücke auf dem Steckbrett miteinander verbunden. Auf dem Mikrocontroller wurde nun ein Programm gestartet, dass im 10-Sekunden-Intervall die Nachricht „TEST“ verwendet. Mit einem Terminalprogramm wurde vom PC aus eine Verbindung mit dem zweiten ZigBit Modul aufgebaut, und die Testnachricht konnte erfolgreich empfangen werden. Mit diesem Test wurde gezeigt, dass die Kommunikation zwischen Mikrocontroller und ZigBit Modul funktioniert, und es möglich ist, vom Mikrocontroller aus Nachrichten zu versenden.</text:p>
      <text:h text:style-name="P16" text:outline-level="1"><text:soft-page-break/>Aufteilung zwischen Diplomarbeit Marcel und Studienarbeit Jan</text:h>
      <text:p text:style-name="Text_20_body"><text:span text:style-name="T1"/></text:p>
      <text:p text:style-name="Text_20_body"><text:span text:style-name="T1">Da das Projekt sehr umfangreicht ist, wurde es auf in zwei Teile zerlegt. Der Entwurf des Gesamtsystems, die Realisierung des Sensornetzwerks, die Rechnerschnittstelle sowie alle Hardwarekomponenten werden in Form einer Diplomarbeit realisiert. Inhalt der Arbeit ist der Entwurf und die Implementierung eines komplexen Systems, das sowohl aus Software- als auch Hardware besteht.</text:span></text:p>
      <text:p text:style-name="Text_20_body"><text:span text:style-name="T1">Graphische Benutzeroberfläche und Server wurden als Einheit zusammengefasst und sollen in Form einer Studienarbeit realisiert werden. Ziel der Arbeit ist der Entwurf und Implementierung einer verteilten Anwendung. Die Vorgehensweise entspricht dem Design-By-Contract: Im Rahmen der Diplomarbeit wird eine Schnittstelle zwischen den beiden Arbeiten definiert. Dem Studienarbeiter steht es frei, in welcher Form diese implementiert werden. Er muss hier selbst den Entwurf un die Implementierung durchführen, da diese von der Diplomarbeit nicht vorgegeben werden. Ziel der Studienarbeit ist der Ingeneurhafte Entwurf und Implementierung einer verteilten Anwendung mit Hilfe der Verfahren der Softwaretechnik und der Objektorientierten Programmierung.</text:span></text:p>
      <text:p text:style-name="Text_20_body"><text:span text:style-name="T1">Durch die Realisierung des Gesamtprojektes im Team stellt ein besonderes Alleinstellungsmerkmal dieser beiden Arbeiten dar. Um das Projekt erfolgreich durchzuführen muß eine klare Trennung zwischen den beiden Arbeiten erfolgen. Darüber hinaus ist eine ingeneurhafte Herangehensweise zwingend erforderlich, um Interaktion der beiden entworfenen Teile zu gewährleisten. Dies entspricht insbesondere der Realität der Tätigkeit eines Informatikers in der Industrie, wo die Teamarbeit schon lange Alltag ist, und die Fähigkeit dazu immer mehr gefragt ist.</text:span></text:p>
      <text:h text:style-name="P16" text:outline-level="1">Herausforderungen</text:h>
      <text:p text:style-name="P3">Powermanagement</text:p>
      <text:p text:style-name="P3">Integration von ZigBit Modul in Erste-Hilfe-Sensor</text:p>
      <text:p text:style-name="P3">Firmware (Keine Threads, Keine Prozesse)</text:p>
      <text:p text:style-name="P3">Anbindung an Java (JNI?)</text:p>
      <text:p text:style-name="P3">Ingeneurhaftes Vorgehen</text:p>
      <text:p text:style-name="P3">Anzahl der Netzwerkteilnehmer (Planungsgröße: 1000 Verletzte)</text:p>
      <text:p text:style-name="P3">Usability</text:p>
      <text:p text:style-name="P3">Echte Vorteil gegenüber Verletztenanhängekarten</text:p>
      <text:p text:style-name="P3">Enummerierung der Sensoren</text:p>
      <text:p text:style-name="P3">Ausfallsicherheit</text:p>
      <text:p text:style-name="P3"/>
      <text:h text:style-name="P16" text:outline-level="1">Zukunftsausblick/Nicht umgesetzte Funktionalität</text:h>
      <text:p text:style-name="P1">Verschlüßelung (Erfordert Neu-Entwicklung der ZigBit-Firmware)</text:p>
      <text:p text:style-name="P1"/>
      <text:p text:style-name="P3"/>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cel Noe</meta:initial-creator>
    <meta:creation-date>2010-03-21T17:55:26</meta:creation-date>
    <dc:date>2010-03-24T22:10:44</dc:date>
    <dc:creator>Marcel Noe</dc:creator>
    <meta:editing-duration>PT07H06M18S</meta:editing-duration>
    <meta:editing-cycles>69</meta:editing-cycles>
    <meta:generator>OpenOffice.org/3.1$Unix OpenOffice.org_project/310m19$Build-9420</meta:generator>
    <meta:document-statistic meta:table-count="0" meta:image-count="1" meta:object-count="0" meta:page-count="9" meta:paragraph-count="87" meta:word-count="2526" meta:character-count="19358"/>
  </office:meta>
</office:document-meta>
</file>